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>
      <style:text-properties fo:font-weight="bold" style:font-weight-asian="bold" style:font-weight-complex="bold"/>
    </style:style>
    <style:style style:name="P3" style:parent-style-name="Normal" style:family="paragraph">
      <style:paragraph-properties fo:margin-left="0.5in">
        <style:tab-stops/>
      </style:paragraph-properties>
    </style:style>
    <style:style style:name="P4" style:parent-style-name="Normal" style:list-style-name="LFO1" style:family="paragraph">
      <style:text-properties fo:font-weight="bold" style:font-weight-asian="bold" style:font-weight-complex="bold"/>
    </style:style>
    <style:style style:name="P5" style:parent-style-name="Normal" style:family="paragraph">
      <style:paragraph-properties fo:margin-left="0.5in">
        <style:tab-stops/>
      </style:paragraph-properties>
    </style:style>
    <style:style style:name="P6" style:parent-style-name="Normal" style:list-style-name="LFO1" style:family="paragraph">
      <style:text-properties fo:font-weight="bold" style:font-weight-asian="bold" style:font-weight-complex="bold"/>
    </style:style>
    <style:style style:name="P7" style:parent-style-name="Normal" style:family="paragraph">
      <style:paragraph-properties fo:margin-left="0.5in">
        <style:tab-stops/>
      </style:paragraph-properties>
    </style:style>
    <style:style style:name="P8" style:parent-style-name="Normal" style:list-style-name="LFO1" style:family="paragraph">
      <style:text-properties fo:font-weight="bold" style:font-weight-asian="bold" style:font-weight-complex="bold"/>
    </style:style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list-style-name="LFO2" style:family="paragraph"/>
    <style:style style:name="P12" style:parent-style-name="Normal" style:family="paragraph">
      <style:paragraph-properties fo:margin-left="0.5in">
        <style:tab-stops/>
      </style:paragraph-properties>
    </style:style>
    <style:style style:name="P13" style:parent-style-name="Normal" style:list-style-name="LFO2" style:family="paragraph"/>
    <style:style style:name="P14" style:parent-style-name="Normal" style:family="paragraph">
      <style:paragraph-properties fo:margin-left="0.5in">
        <style:tab-stops/>
      </style:paragraph-properties>
    </style:style>
    <style:style style:name="P15" style:parent-style-name="Normal" style:list-style-name="LFO2" style:family="paragraph"/>
    <style:style style:name="P16" style:parent-style-name="Normal" style:family="paragraph">
      <style:paragraph-properties fo:margin-left="0.5in">
        <style:tab-stops/>
      </style:paragraph-properties>
    </style:style>
    <style:style style:name="P17" style:parent-style-name="Normal" style:list-style-name="LFO2" style:family="paragraph"/>
    <style:style style:name="P18" style:parent-style-name="Normal" style:family="paragraph">
      <style:paragraph-properties fo:margin-left="0.5in">
        <style:tab-stops/>
      </style:paragraph-properties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ableColumn21" style:family="table-column">
      <style:table-column-properties style:column-width="2.9493in"/>
    </style:style>
    <style:style style:name="TableColumn22" style:family="table-column">
      <style:table-column-properties style:column-width="2.9493in"/>
    </style:style>
    <style:style style:name="Table20" style:family="table">
      <style:table-properties style:width="5.8986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list-style-name="LFO3" style:family="paragraph"/>
    <style:style style:name="P45" style:parent-style-name="Normal" style:list-style-name="LFO3" style:family="paragraph"/>
    <style:style style:name="P46" style:parent-style-name="Normal" style:list-style-name="LFO3" style:family="paragraph"/>
    <style:style style:name="P47" style:parent-style-name="Normal" style:list-style-name="LFO3" style:family="paragraph"/>
  </office:automatic-styles>
  <office:body>
    <office:text text:use-soft-page-breaks="true">
      <text:p text:style-name="P1">3.1. Preguntas de comprensión del caso</text:p>
      <text:list text:style-name="LFO1" text:continue-numbering="true">
        <text:list-item>
          <text:p text:style-name="P2">¿Por qué FTP es útil para la empresa TecnoPlus?</text:p>
        </text:list-item>
      </text:list>
      <text:p text:style-name="P3">Es útil para la empresa ya que necesitan pasar documentos de gran tamaño entre los departamentos que se encuentran en diferentes ciudades.</text:p>
      <text:list text:style-name="LFO1" text:continue-numbering="true">
        <text:list-item>
          <text:p text:style-name="P4">¿Qué<text:s/>diferencias hay entre un servidor FTP y servicios como Google Drive o<text:s/>OneDrive? /*</text:p>
        </text:list-item>
      </text:list>
      <text:p text:style-name="P5">La diferencia que hay es que en un servidor FTP requiere de un servidor físico y los servicios son en la nube.</text:p>
      <text:list text:style-name="LFO1" text:continue-numbering="true">
        <text:list-item>
          <text:p text:style-name="P6">¿Qué ventaja tiene FTP en empresas que manejan archivos muy pesados?</text:p>
        </text:list-item>
      </text:list>
      <text:p text:style-name="P7">Las ventajas que ofrece FTP son que van a mayor velocidad, sin tener restricción de tamaño en los documentos.</text:p>
      <text:list text:style-name="LFO1" text:continue-numbering="true">
        <text:list-item>
          <text:p text:style-name="P8">¿Por qué puede ser un problema la falta de cifrado en FTP?</text:p>
        </text:list-item>
      </text:list>
      <text:p text:style-name="P9">Puede ser un problema ya que si alguien entra en el servidor puede robar o copiar la información más rápido.<text:s/></text:p>
      <text:p text:style-name="P10">3.2. Identifica requisitos del sistema FTP</text:p>
      <text:p text:style-name="Normal">Basándote en el caso, indica:</text:p>
      <text:list text:style-name="LFO2" text:continue-numbering="true">
        <text:list-item>
          <text:p text:style-name="P11">¿Qué roles de usuario son necesarios (por ejemplo, lectura/escritura)?</text:p>
        </text:list-item>
      </text:list>
      <text:p text:style-name="P12">Los roles que son necesarios son el de lectura/escritura, gestión de usuarios y permisos</text:p>
      <text:list text:style-name="LFO2" text:continue-numbering="true">
        <text:list-item>
          <text:p text:style-name="P13">¿Qué carpetas deberían existir en el servidor?</text:p>
        </text:list-item>
      </text:list>
      <text:p text:style-name="P14">Las carpetas que deberían existir en el servidor son las carpetas de todos<text:s/>los departamentos.</text:p>
      <text:list text:style-name="LFO2" text:continue-numbering="true">
        <text:list-item>
          <text:p text:style-name="P15">¿Qué permisos se deberían asignar a cada departamento?</text:p>
        </text:list-item>
      </text:list>
      <text:p text:style-name="P16">A cada departamento se debería asignar los permisos de lectura y escritura<text:s/></text:p>
      <text:list text:style-name="LFO2" text:continue-numbering="true">
        <text:list-item>
          <text:p text:style-name="P17">¿Qué medidas mínimas de seguridad aplicarías?</text:p>
        </text:list-item>
      </text:list>
      <text:p text:style-name="P18">Se<text:s/>deberían aplicar contraseñas fuertes. Cifrado de datos y encriptación.</text:p>
      <text:p text:style-name="Normal">¿Qué diferencias encuentras entre navegar archivos en local y hacerlo mediante FTP?</text:p>
      <text:p text:style-name="Normal">En local el acceso es directamente desde el disco mientras que en el ftp es remotamente, en el local no necesitas internet y también afecta a la velocidad ya que el FTP es más lento.</text:p>
      <text:p text:style-name="Normal"/>
      <text:p text:style-name="P19">3.3. Análisis de ventajas e inconvenientes</text:p>
      <text:p text:style-name="Normal">Completa esta tabla:</text:p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Ventajas<text:s/></text:p>
          </table:table-cell>
          <table:table-cell table:style-name="TableCell26">
            <text:p text:style-name="P27">Desventajas<text:s/></text:p>
          </table:table-cell>
        </table:table-row>
        <table:table-row table:style-name="TableRow28">
          <table:table-cell table:style-name="TableCell29">
            <text:p text:style-name="P30">Permite compartir archivos grandes</text:p>
          </table:table-cell>
          <table:table-cell table:style-name="TableCell31">
            <text:p text:style-name="P32">No cifra los datos<text:s/></text:p>
          </table:table-cell>
        </table:table-row>
        <table:table-row table:style-name="TableRow33">
          <table:table-cell table:style-name="TableCell34">
            <text:p text:style-name="P35">Tienes el control total<text:s/></text:p>
          </table:table-cell>
          <table:table-cell table:style-name="TableCell36">
            <text:p text:style-name="P37">Requiere de un mantenimiento<text:s/></text:p>
          </table:table-cell>
        </table:table-row>
        <table:table-row table:style-name="TableRow38">
          <table:table-cell table:style-name="TableCell39">
            <text:p text:style-name="P40">Permite gestionar los permisos y el acceso<text:s/></text:p>
          </table:table-cell>
          <table:table-cell table:style-name="TableCell41">
            <text:p text:style-name="P42">Es más difícil de usar que los servicios en la nube<text:s/></text:p>
          </table:table-cell>
        </table:table-row>
      </table:table>
      <text:p text:style-name="Normal"/>
      <text:p text:style-name="P43">3.4. Propuesta final</text:p>
      <text:p text:style-name="Normal">Imagina que<text:s/>eres el técnico encargado. Propón una breve solución indicando:</text:p>
      <text:list text:style-name="LFO3" text:continue-numbering="true">
        <text:list-item>
          <text:p text:style-name="P44">Si usarías FTP, FTPS o SFTP</text:p>
        </text:list-item>
        <text:list-item>
          <text:p text:style-name="P45">Cómo organizarías las carpetas</text:p>
        </text:list-item>
        <text:list-item>
          <text:p text:style-name="P46">Qué permisos aplicarías</text:p>
        </text:list-item>
        <text:list-item>
          <text:p text:style-name="P47">Qué software usarías en el servidor y en los equipos cliente</text:p>
        </text:list-item>
      </text:list>
      <text:p text:style-name="Normal">(5–8 líneas máximo)</text:p>
      <text:p text:style-name="Normal">Lo que usaría seria SFTP hay que es el más seguro</text:p>
      <text:p text:style-name="Normal">Las carpetas las organizaría por prioridad y frecuencia de uso<text:s/></text:p>
      <text:p text:style-name="Normal">Los permisos que aplicaría serian a los departamentos les pondría el de escritura y lectura y el de IT le pondría todos los permisos</text:p>
      <text:p text:style-name="Normal">El software que utilizaría en el servidor seria Linux y en los dispositivos usaría Window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 fo:language="ca" fo:country="ES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 fo:language="ca" fo:country="ES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 fo:language="ca" fo:country="ES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 fo:language="ca" fo:country="ES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 fo:language="ca" fo:country="ES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 fo:language="ca" fo:country="ES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 fo:language="ca" fo:country="ES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 fo:language="ca" fo:country="ES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 fo:language="ca" fo:country="ES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ca" fo:country="ES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 fo:language="ca" fo:country="ES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 fo:language="ca" fo:country="ES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 fo:language="ca" fo:country="ES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ol Codina Coca</meta:initial-creator>
    <dc:creator>Pol Codina Coca</dc:creator>
    <meta:creation-date>2025-12-10T11:36:00Z</meta:creation-date>
    <dc:date>2025-12-12T13:00:00Z</dc:date>
    <meta:print-date>2025-12-12T13:00:00Z</meta:print-date>
    <meta:template xlink:href="Normal.dotm" xlink:type="simple"/>
    <meta:editing-cycles>10</meta:editing-cycles>
    <meta:editing-duration>PT11400S</meta:editing-duration>
    <meta:document-statistic meta:page-count="1" meta:paragraph-count="5" meta:word-count="394" meta:character-count="2560" meta:row-count="18" meta:non-whitespace-character-count="2171"/>
  </office:meta>
</office:document-meta>
</file>